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</text:index-body>
      </text:table-of-content>
      <text:p text:style-name="Standard"/>
      <text:p text:style-name="Standard"><text:s/></text:p>
      <text:list xml:id="list1522005523744657955" text:style-name="L1">
        <text:list-item>
          <text:p text:style-name="P1">Cześć</text:p>
        </text:list-item>
        <text:list-item>
          <text:p text:style-name="P1">Siema</text:p>
        </text:list-item>
        <text:list-item>
          <text:p text:style-name="P1">No co tam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30T16:03:34.11</meta:creation-date>
    <dc:date>2018-06-30T16:10:35.57</dc:date>
    <meta:editing-duration>PT7M8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1" meta:paragraph-count="5" meta:word-count="10" meta:character-count="38"/>
  </office:meta>
</office:document-meta>
</file>